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1.815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2.628cm"/>
    </style:style>
    <style:style style:name="co8" style:family="table-column">
      <style:table-column-properties fo:break-before="auto" style:column-width="23.98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3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row table:style-name="ro1"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DAC</text:p>
          </table:table-cell>
          <table:table-cell table:style-name="ce25" office:value-type="string" calcext:value-type="string">
            <text:p>FID</text:p>
          </table:table-cell>
          <table:table-cell table:style-name="ce25" office:value-type="string" calcext:value-type="string">
            <text:p>SUB</text:p>
          </table:table-cell>
          <table:table-cell table:style-name="ce29" office:value-type="string" calcext:value-type="string">
            <text:p>Country/Registrant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Supported</text:p>
          </table:table-cell>
          <table:table-cell table:style-name="ce23" office:value-type="string" calcext:value-type="string">
            <text:p>Link</text:p>
          </table:table-cell>
          <table:table-cell table:style-name="ce29" office:value-type="string" calcext:value-type="string">
            <text:p>NME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Zeni Lite Buoy Co. Ltd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Monitoring aids to navigation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30" office:value-type="string" calcext:value-type="string">
            <text:p>Test/Experiment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30" office:value-type="string" calcext:value-type="string">
            <text:p>Test/Experiment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est message (experimental)</text:p>
          </table:table-cell>
          <table:table-cell table:style-name="ce33" office:value-type="string" calcext:value-type="string">
            <text:p>!AIVDM,1,1,,,6@28nOP0R=Wr03H9q=6e2000,0*7F 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Int./ITU-R.M.1371-3 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text-using-6-bit-ascii" xlink:type="simple">https://www.e-navigation.nl/content/text-using-6-bit-ascii</text:a></text:p>
          </table:table-cell>
          <table:table-cell table:style-name="ce33" office:value-type="string" calcext:value-type="string">
            <text:p>!BSVDM,1,1,4,B,633`PP1:wRqP040004&lt;d,0*09 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replaced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iala.int/asm/application-acknowledgement/" xlink:type="simple">https://www.iala.int/asm/application-acknowledgement/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interrogation-specified-fms-within-iai-branch" xlink:type="simple">https://www.e-navigation.nl/content/interrogation-specified-fms-within-iai-branch</text:a></text:p>
          </table:table-cell>
          <table:table-cell table:style-name="ce30" office:value-type="string" calcext:value-type="string">
            <text:p>!AIVDM,1,1,,A,<text:a xlink:href="mailto:6@2" xlink:type="simple">6@2</text:a>:LKPmpau8048j=h0000000000,0*3D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0" office:value-type="string" calcext:value-type="string">
            <text:p>Int./ITU-R.M.1371-3 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capability-interrogation-0" xlink:type="simple">https://www.e-navigation.nl/content/capability-interrogation-0</text:a></text:p>
          </table:table-cell>
          <table:table-cell table:style-name="ce30" office:value-type="string" calcext:value-type="string">
            <text:p>!AIVDM,1,1,,B,605fle7eMs1H04&lt;<text:a xlink:href="mailto:0@00000000000" xlink:type="simple">0@00000000000</text:a>,0*14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capability-reply-0" xlink:type="simple">https://www.e-navigation.nl/content/capability-reply-0</text:a></text:p>
          </table:table-cell>
          <table:table-cell table:style-name="ce30" office:value-type="string" calcext:value-type="string">
            <text:p>!AIVDM,2,1,3,B,647&gt;<text:a xlink:href="mailto:1o80b%3DCh04@0Hb00020000000000000000000000000000000000" xlink:type="simple">1o80b=Ch04@0Hb00020000000000000000000000000000000000</text:a>,0*60</text:p>
            <text:p>!AIVDM,2,2,3,B,000,2*24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application-acknowledgement-addressed-binary-message" xlink:type="simple">https://www.e-navigation.nl/content/application-acknowledgement-addressed-binary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dangerous-cargo-indication" xlink:type="simple">https://www.e-navigation.nl/content/dangerous-cargo-indica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idal-window" xlink:type="simple">https://www.e-navigation.nl/content/tidal-window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30" office:value-type="string" calcext:value-type="string">
            <text:p>Int./IMO Circ. 289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number-persons-board" xlink:type="simple">https://www.e-navigation.nl/content/number-persons-board</text:a></text:p>
          </table:table-cell>
          <table:table-cell table:style-name="ce30" office:value-type="string" calcext:value-type="string">
            <text:p>!AIVDM,1,1,,B,647&gt;1o&lt;0b=Ch050060,4*0F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ship-waypoints-wp-andor-route-plan-report" xlink:type="simple">https://www.e-navigation.nl/content/ship-waypoints-wp-andor-route-plan-repor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30" office:value-type="string" calcext:value-type="string">
            <text:p>Int./IMO Circ. 289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clearance-time-enter-port" xlink:type="simple">https://www.e-navigation.nl/content/clearance-time-enter-por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xtended-ship-static-and-voyage-related-data" xlink:type="simple">https://www.e-navigation.nl/content/extended-ship-static-and-voyage-related-data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berthing-data" xlink:type="simple">https://www.e-navigation.nl/content/berthing-data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area-notice" xlink:type="simple">https://www.e-navigation.nl/content/area-notic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dangerous-cargo-indication-0" xlink:type="simple">https://www.e-navigation.nl/content/dangerous-cargo-indication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8" calcext:value-type="float">
            <text:p>28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oute-information" xlink:type="simple">https://www.e-navigation.nl/content/route-informa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ext-description" xlink:type="simple">https://www.e-navigation.nl/content/text-descrip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idal-window-0" xlink:type="simple">https://www.e-navigation.nl/content/tidal-window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number-persons-board-0" xlink:type="simple">https://www.e-navigation.nl/content/number-persons-board-0</text:a></text:p>
          </table:table-cell>
          <table:table-cell table:style-name="ce30" office:value-type="string" calcext:value-type="string">
            <text:p>!AIVDM,1,1,,A,63P&lt;OP00000006P020,4*30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33" calcext:value-type="float">
            <text:p>133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inland-capability-interrogation" xlink:type="simple">https://www.e-navigation.nl/content/inland-capability-interrogation</text:a></text:p>
          </table:table-cell>
          <table:table-cell table:style-name="ce33" office:value-type="string" calcext:value-type="string">
            <text:p>!AIVDM,1,1,,A,602E3TprE&gt;Mv&lt;P&lt;j00,4*4C 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inland-capability-interrogation-reply" xlink:type="simple">https://www.e-navigation.nl/content/inland-capability-interrogation-reply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1" calcext:value-type="float">
            <text:p>21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ta-lockbridgeterminal" xlink:type="simple">https://www.e-navigation.nl/content/eta-lockbridgeterminal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ta-lockbridgeterminal" xlink:type="simple">https://www.e-navigation.nl/content/rta-lockbridgeterminal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geographic-notice-1" xlink:type="simple">https://www.e-navigation.nl/content/geographic-notice-1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isrs-text-message-0" xlink:type="simple">https://www.e-navigation.nl/content/isrs-text-message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number-persons-board-1" xlink:type="simple">https://www.e-navigation.nl/content/number-persons-board-1</text:a></text:p>
          </table:table-cell>
          <table:table-cell table:style-name="ce30" office:value-type="string" calcext:value-type="string">
            <text:p>!AIVDM,1,1,,A,63aBNKP0RW?D&lt;SOvwwOh00000000,0*6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9" calcext:value-type="float">
            <text:p>219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office:value-type="string" calcext:value-type="string">
            <text:p>Denmark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oute-suggestion" xlink:type="simple">https://www.e-navigation.nl/content/route-sugges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9" calcext:value-type="float">
            <text:p>219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0" office:value-type="string" calcext:value-type="string">
            <text:p>Denmark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oute-suggestion-reply" xlink:type="simple">https://www.e-navigation.nl/content/route-suggestion-reply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9" calcext:value-type="float">
            <text:p>219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30" office:value-type="string" calcext:value-type="string">
            <text:p>Denmark</text:p>
          </table:table-cell>
          <table:table-cell table:style-name="ce24" office:value-type="string" calcext:value-type="string">
            <text:p>proposal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flow-management-suggestion" xlink:type="simple">https://www.e-navigation.nl/content/flow-management-sugges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30" office:value-type="string" calcext:value-type="string">
            <text:p>MID=France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BVDM,1,1,8,A,6&gt;jCNE@1ihAP&gt;=8L@Jq1JJBM,0*6C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2" calcext:value-type="float">
            <text:p>23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MID=United Kingdom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A,63MAF:l0SJP@&gt;P6v4?FkqvRRn0,4*53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5" calcext:value-type="float">
            <text:p>235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30" office:value-type="string" calcext:value-type="string">
            <text:p>UK Trinity House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aids-navigation-monitoring-data" xlink:type="simple">https://www.e-navigation.nl/content/aids-navigation-monitoring-data</text:a></text:p>
          </table:table-cell>
          <table:table-cell table:style-name="ce30" office:value-type="string" calcext:value-type="string">
            <text:p>!AIVDM,1,1,,B,6&gt;jHDOh0SIdd&gt;<text:a xlink:href="db:Hg00P100,0*0A" xlink:type="simple">db:Hg00P100,0*0A</text:a>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5" calcext:value-type="float">
            <text:p>235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0" office:value-type="string" calcext:value-type="string">
            <text:p>MID=United Kingdom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FID undocumented</text:p>
          </table:table-cell>
          <table:table-cell table:style-name="ce30" office:value-type="string" calcext:value-type="string">
            <text:p>!AIVDM,2,1,6,A,6&gt;jQMFh0V:C0&gt;<text:a xlink:href="mailto:e@PDiHT" xlink:type="simple">e@PDiHT</text:a>&lt;d000000000000000000000000001k;wfgqe,0*4D</text:p>
            <text:p/>
          </table:table-cell>
        </table:table-row>
        <table:table-row table:style-name="ro2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6,A,&gt;q@&gt;80,4*2D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0" calcext:value-type="float">
            <text:p>25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30" office:value-type="string" calcext:value-type="string">
            <text:p>UK Trinity House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aids-navigation-monitoring-data-0" xlink:type="simple">https://www.e-navigation.nl/content/aids-navigation-monitoring-data-0</text:a></text:p>
          </table:table-cell>
          <table:table-cell table:style-name="ce30"/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5" calcext:value-type="float">
            <text:p>265</text:p>
          </table:table-cell>
          <table:table-cell table:style-name="ce26" office:value-type="float" office:value="60" calcext:value-type="float">
            <text:p>60</text:p>
          </table:table-cell>
          <table:table-cell table:style-name="ce26"/>
          <table:table-cell table:style-name="ce30" office:value-type="string" calcext:value-type="string">
            <text:p>MID=Swede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FID undocumented</text:p>
          </table:table-cell>
          <table:table-cell table:style-name="ce30" office:value-type="string" calcext:value-type="string">
            <text:p>!AIVDM,1,1,,A,6&gt;jAVnT00000@Wi8P000800,2*45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weather-station-message" xlink:type="simple">https://www.e-navigation.nl/content/weather-station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wind-information-message" xlink:type="simple">https://www.e-navigation.nl/content/wind-information-message</text:a></text:p>
          </table:table-cell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water-level-message" xlink:type="simple">https://www.e-navigation.nl/content/water-level-message</text:a></text:p>
          </table:table-cell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water-flow-message-seaway" xlink:type="simple">https://www.e-navigation.nl/content/water-flow-message-seaway</text:a></text:p>
          </table:table-cell>
          <table:table-cell table:style-name="ce30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O</text:p>
          </table:table-cell>
          <table:table-cell office:value-type="string" calcext:value-type="string">
            <text:p><text:a xlink:href="https://www.e-navigation.nl/content/lockage-order-message-seaway" xlink:type="simple">https://www.e-navigation.nl/content/lockage-order-message-seaway</text:a></text:p>
          </table:table-cell>
          <table:table-cell table:style-name="ce3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estimated-lock-times-message-seaway" xlink:type="simple">https://www.e-navigation.nl/content/estimated-lock-times-message-seaway</text:a></text:p>
          </table:table-cell>
          <table:table-cell table:style-name="ce30" office:value-type="string" calcext:value-type="string">
            <text:p>!AIVDM,2,1,2,A,6030ot1;F8RlCh82abKH85j2E1ARDj80PFH8885t&lt;bJTa&lt;i=tU8vW2UC,0*04</text:p>
            <text:p/>
          </table:table-cell>
        </table:table-row>
        <table:table-row table:style-name="ro2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<text:span text:style-name="T2">!AIVDM,2,2,2,A,&lt;CO9;</text:span><text:span text:style-name="T2"><text:a xlink:href="mailto:5aiC@00000000" xlink:type="simple">5aiC@00000000</text:a></text:span><text:span text:style-name="T2">,4*1C</text:span></text:p>
          </table:table-cell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version-message-seaway" xlink:type="simple">https://www.e-navigation.nl/content/version-message-seaway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weather-station-message-0" xlink:type="simple">https://www.e-navigation.nl/content/weather-station-message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https://www.e-navigation.nl/content/wind-information-message-0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https://www.e-navigation.nl/content/water-level-message-0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water-flow-message-seaway-0" xlink:type="simple">https://www.e-navigation.nl/content/water-flow-message-seaway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office:value-type="string" calcext:value-type="string">
            <text:p><text:a xlink:href="https://www.e-navigation.nl/content/lockage-order-message-seaway-0" xlink:type="simple">https://www.e-navigation.nl/content/lockage-order-message-seaway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/>
          <table:table-cell table:style-name="ce24" office:value-type="string" calcext:value-type="string">
            <text:p><text:a xlink:href="https://www.e-navigation.nl/content/estimated-lock-times-message-seaway-0" xlink:type="simple">https://www.e-navigation.nl/content/estimated-lock-times-message-seaway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US/Saint Lawrence Seaway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version-message-seaway-0" xlink:type="simple">https://www.e-navigation.nl/content/version-message-seaway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ext-message-payload" xlink:type="simple">https://www.e-navigation.nl/content/text-message-payloa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arget-interest" xlink:type="simple">https://www.e-navigation.nl/content/target-interes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passenger-and-crew-count" xlink:type="simple">https://www.e-navigation.nl/content/passenger-and-crew-coun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3" calcext:value-type="float">
            <text:p>41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MID=Chin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30" office:value-type="string" calcext:value-type="string">
            <text:p>United Arab Emirates</text:p>
          </table:table-cell>
          <table:table-cell table:style-name="ce24" office:value-type="string" calcext:value-type="string">
            <text:p>testing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collision-alarm" xlink:type="simple">https://www.e-navigation.nl/content/collision-alarm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0" calcext:value-type="float">
            <text:p>440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30" office:value-type="string" calcext:value-type="string">
            <text:p>MID=Korea</text:p>
          </table:table-cell>
          <table:table-cell table:style-name="ce24" table:number-columns-repeated="2"/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A,<text:a xlink:href="mailto:603l90P0u2@8KRPh" xlink:type="simple">603l90P0u2@8KRPh</text:a>&lt;=m8ADQcf@:e9N@PwP0wP008000080000000,0*75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1" calcext:value-type="float">
            <text:p>991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30" office:value-type="string" calcext:value-type="string">
            <text:p>MID=Japa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!AIVDM,1,1,,B,6&gt;l?t8@11iNJutiW0@,0*50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3" calcext:value-type="float">
            <text:p>53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MID=Malaysi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B,6&gt;m&gt;;aT000clQD548700W&lt;0,2*0D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3" calcext:value-type="float">
            <text:p>533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office:value-type="string" calcext:value-type="string">
            <text:p>MID=Malaysi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A,6&gt;m&gt;&lt;Ch000clQD92gQ3dP240,0*4C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3" calcext:value-type="float">
            <text:p>53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0" office:value-type="string" calcext:value-type="string">
            <text:p>MID=Malaysi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B,6&gt;m&gt;<text:a xlink:href="mailto:%3DW4000clQDB8AADdT@0P" xlink:type="simple">=W4000clQDB8AADdT@0P</text:a>,0*24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701" calcext:value-type="float">
            <text:p>701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0" office:value-type="string" calcext:value-type="string">
            <text:p>MID=Argentin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B,6&gt;h&gt;vtP00000cmR3FR1Hn0eSw0L;I&gt;dgFETgGP40,0*14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oprietary/test message (undocumented)</text:p>
          </table:table-cell>
          <table:table-cell table:style-name="ce30" office:value-type="string" calcext:value-type="string">
            <text:p>!AIVDM,1,1,,B,6&gt;<text:a xlink:href="mailto:jAUJ@0000" xlink:type="simple">jAUJ@0000</text:a>&lt;up17Iv00000,2*6B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oprietary/test message (undocumented)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 table:number-columns-repeated="3"/>
          <table:table-cell table:style-name="ce30" office:value-type="string" calcext:value-type="string">
            <text:p>!AIVDM,1,1,,A,6&gt;l4vWh0??VQurKe1?au8=jp1hU@@00010,4*1D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oprietary/test message (undocumented)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oprietary/test message (undocumented)</text:p>
          </table:table-cell>
          <table:table-cell table:style-name="ce30" office:value-type="string" calcext:value-type="string">
            <text:p>!AIVDM,2,1,4,A,6&gt;jHn?00SIdduqKoUfjHn?0TDlhk&lt;30d&lt;3Pd=lDd&lt;3Pm;38o;SHd=C0j&lt;Bpn,0*23</text:p>
            <text:p/>
          </table:table-cell>
        </table:table-row>
        <table:table-row table:style-name="ro2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<text:span text:style-name="T2">!AIVDM,2,2,4,A,&lt;3&lt;mCRhh&lt;</text:span><text:span text:style-name="T2"><text:a xlink:href="mailto:3@h" xlink:type="simple">3@h</text:a></text:span><text:span text:style-name="T2">&gt;2pk&lt;SDlEhl:,0*51</text:span>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4" office:value-type="float" office:value="990" calcext:value-type="float">
            <text:p>990</text:p>
          </table:table-cell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oprietary/test message (undocumented)</text:p>
          </table:table-cell>
          <table:table-cell table:style-name="ce30" office:value-type="string" calcext:value-type="string">
            <text:p>!AIVDM,1,1,,A,6&gt;l4ve0Gmp@=urKe1?cA8ajcEhU?000000,4*64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Test/Experiment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Test message (experimental)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text-using-6-bit-ascii-0" xlink:type="simple">https://www.e-navigation.nl/content/text-using-6-bit-ascii-0</text:a></text:p>
          </table:table-cell>
          <table:table-cell table:style-name="ce30" office:value-type="string" calcext:value-type="string">
            <text:p>!AIVDM,1,1,,B,<text:a xlink:href="mailto:83chnE00@02jE544p2E1PE" xlink:type="simple">83chnE00@02jE544p2E1PE</text:a>&lt;M==H43h==@,2*61</text:p>
          </table:table-cell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metreorological-and-hydrological-data" xlink:type="simple">https://www.e-navigation.nl/content/metreorological-and-hydrological-data</text:a></text:p>
          </table:table-cell>
          <table:table-cell table:style-name="ce30" office:value-type="string" calcext:value-type="string">
            <text:p>!AIVDM,2,1,2,B,8&gt;<text:a xlink:href="mailto:i5n%3D@0Bka" xlink:type="simple">i5n=@0Bka</text:a>&gt;DhAebHC&gt;4?t?wwwwwwwwwwwwwwwwwwwwwwwwwwwwwwwwwwwh,0*1B</text:p>
            <text:p>!AIVDM,2,2,2,B,00,4*13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fairway-closed" xlink:type="simple">https://www.e-navigation.nl/content/fairway-close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xtended-ship-static-and-voyage-related-data-0" xlink:type="simple">https://www.e-navigation.nl/content/extended-ship-static-and-voyage-related-data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vts-targets-targets-derived-means-other-ais" xlink:type="simple">https://www.e-navigation.nl/content/vts-targets-targets-derived-means-other-ais</text:a></text:p>
          </table:table-cell>
          <table:table-cell table:style-name="ce30" office:value-type="string" calcext:value-type="string">
            <text:p>!AIVDM,1,1,,A,802At?00D000qFap02:lA0b@?3fw0001&lt;:iFP2:rf0cCGp0w00,4*5E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vts-generatedsynthetic-targets" xlink:type="simple">https://www.e-navigation.nl/content/vts-generatedsynthetic-targets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advice-waypoints-awp-andor-route-plan-vts-0" xlink:type="simple">https://www.e-navigation.nl/content/advice-waypoints-awp-andor-route-plan-vts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marine-traffic-signal" xlink:type="simple">https://www.e-navigation.nl/content/marine-traffic-signal</text:a></text:p>
          </table:table-cell>
          <table:table-cell table:style-name="ce30" office:value-type="string" calcext:value-type="string">
            <text:p>!AIVDM,1,1,,B,8&gt;jHDDh0Dh0;8=P3&lt;?CEB5P&lt;978DC006JRWBaOKi&lt;N00,0*72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weather-observation-report-ship" xlink:type="simple">https://www.e-navigation.nl/content/weather-observation-report-ship</text:a></text:p>
          </table:table-cell>
          <table:table-cell table:style-name="ce30" office:value-type="string" calcext:value-type="string">
            <text:p>!AIVDM,2,1,0,B,86&lt;fpgh0EFV&gt;n66VG6t44444444441gOqpG1Iqk&lt;OqA9=J01gcwwnS,0*53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0,B,we7p,0*40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area-notice-0" xlink:type="simple">https://www.e-navigation.nl/content/area-notice-0</text:a></text:p>
          </table:table-cell>
          <table:table-cell table:style-name="ce30" office:value-type="string" calcext:value-type="string">
            <text:p>!AIVDM,2,1,5,A,<text:a xlink:href="mailto:8@30ojh0EP02P37P07P" xlink:type="simple">8@30ojh0EP02P37P07P</text:a>&lt;NdVIIE5l00000SBhG328iiR8o1g4GU5f7RU0,0*3F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5,A,<text:a xlink:href="mailto:0?c@00" xlink:type="simple">0?c@00</text:a>,4*3B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xtended-ship-static-and-voyage-related-data-1" xlink:type="simple">https://www.e-navigation.nl/content/extended-ship-static-and-voyage-related-data-1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environmental" xlink:type="simple">https://www.e-navigation.nl/content/environmental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route-information-0" xlink:type="simple">https://www.e-navigation.nl/content/route-information-0</text:a></text:p>
          </table:table-cell>
          <table:table-cell table:style-name="ce30" office:value-type="string" calcext:value-type="string">
            <text:p>!BSVDM,1,1,,B,83=Go200Fih7h1Sh00080000000000,4*0E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text-description-0" xlink:type="simple">https://www.e-navigation.nl/content/text-description-0</text:a></text:p>
          </table:table-cell>
          <table:table-cell table:style-name="ce30" office:value-type="string" calcext:value-type="string">
            <text:p>!AIVDM,1,1,,A,<text:a xlink:href="mailto:83@o" xlink:type="simple">83@o</text:a>:&lt;P0G@:?&gt;G1?6600,0*11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text-description-0" xlink:type="simple">https://www.e-navigation.nl/content/text-description-0</text:a></text:p>
          </table:table-cell>
          <table:table-cell table:style-name="ce30" office:value-type="string" calcext:value-type="string">
            <text:p>!AIVDM,1,1,,B,844iWI00GP:?&gt;G1?6600,0*0F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31" calcext:value-type="float">
            <text:p>31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meteorological-and-hydrographic-data" xlink:type="simple">https://www.e-navigation.nl/content/meteorological-and-hydrographic-data</text:a></text:p>
          </table:table-cell>
          <table:table-cell table:style-name="ce30" office:value-type="string" calcext:value-type="string">
            <text:p>!AIVDM,1,1,,,<text:a xlink:href="mailto:8vjHWT@0Gh0TN1N" xlink:type="simple">8vjHWT@0Gh0TN1N</text:a>&gt;vCC0Qi0lnPAL`GFigwl?wnSwe7wvlOwwsAwwnSGmwvh0,0*57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asm/ais" xlink:type="simple">https://www.e-navigation.nl/asm/ais</text:a></text:p>
          </table:table-cell>
          <table:table-cell table:style-name="ce30" office:value-type="string" calcext:value-type="string">
            <text:p>!AIVDM,1,1,,A,869FTDP0J020,0*5F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30" office:value-type="string" calcext:value-type="string">
            <text:p>International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FID undocumented</text:p>
          </table:table-cell>
          <table:table-cell table:style-name="ce30" office:value-type="string" calcext:value-type="string">
            <text:p>!AIVDM,1,1,,A,<text:a xlink:href="mailto:839ths00K@q" xlink:type="simple">839ths00K@q</text:a>?;?U8@Jk6k?72k3K0,0*72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30" office:value-type="string" calcext:value-type="string">
            <text:p>Unknow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!AIVDM,1,1,,A,853&gt;<text:a xlink:href="mailto:Jh@7PrSCeA14EiEBUwGAou9fGc" xlink:type="simple">Jh@7PrSCeA14EiEBUwGAou9fGc</text:a>:DwiJ=&lt;T4&gt;jjPEijOe2&gt;9vOP2s000,2*68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68" calcext:value-type="float">
            <text:p>68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Unknow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78" calcext:value-type="float">
            <text:p>78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30" office:value-type="string" calcext:value-type="string">
            <text:p>Unknow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3" calcext:value-type="float">
            <text:p>103</text:p>
          </table:table-cell>
          <table:table-cell table:style-name="ce26" office:value-type="float" office:value="56" calcext:value-type="float">
            <text:p>56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!AIVDM,1,1,,A,8000000Iv0mj&gt;CUwPp4&lt;Kl;NHKtdTAJQL;s6kc=V9P,0*16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3" calcext:value-type="float">
            <text:p>103</text:p>
          </table:table-cell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30" office:value-type="string" calcext:value-type="string">
            <text:p>Unknow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DAC not allocated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30" office:value-type="string" calcext:value-type="string">
            <text:p>Unknow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!AIVDM,1,1,,A,853&gt;<text:a xlink:href="mailto:Jh@fkV2vlhFFvr14e" xlink:type="simple">Jh@fkV2vlhFFvr14e</text:a>&gt;o?bqBG=DLFaVpdtH9&gt;3e3S1MEfdj6NOVTn000,2*26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control-message" xlink:type="simple">https://www.e-navigation.nl/content/control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www.e-navigation.nl/content/inland-ship-static-and-voyage-related-data" xlink:type="simple">https://www.e-navigation.nl/content/inland-ship-static-and-voyage-related-data</text:a></text:p>
          </table:table-cell>
          <table:table-cell table:style-name="ce30" office:value-type="string" calcext:value-type="string">
            <text:p>!AIVDM,1,1,,A,83aIgo0j2d&lt;dte&lt;<text:a xlink:href="mailto:NLAcPgga@00t0" xlink:type="simple">NLAcPgga@00t0</text:a>,0*61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convoy-message" xlink:type="simple">https://www.e-navigation.nl/content/convoy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asm/ais" xlink:type="simple">https://www.e-navigation.nl/asm/ais</text:a></text:p>
          </table:table-cell>
          <table:table-cell table:style-name="ce30" office:value-type="string" calcext:value-type="string">
            <text:p>!AIVDM,1,1,,A,83aDAlhj33:0G1TO00000000000,2*72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mma-warning" xlink:type="simple">https://www.e-navigation.nl/content/emma-warning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water-level-message-1" xlink:type="simple">https://www.e-navigation.nl/content/water-level-message-1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present-bridge-clearance" xlink:type="simple">https://www.e-navigation.nl/content/present-bridge-clearance</text:a></text:p>
          </table:table-cell>
          <table:table-cell table:style-name="ce30" office:value-type="string" calcext:value-type="string">
            <text:p>!AIVDM,1,1,,A,802UCkPj6B6l1u98L740;@roH0,0*51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water-level-message-2" xlink:type="simple">https://www.e-navigation.nl/content/water-level-message-2</text:a></text:p>
          </table:table-cell>
          <table:table-cell table:style-name="ce30" office:value-type="string" calcext:value-type="string">
            <text:p>!AIVDM,1,1,,A,802UCkPj6P6l0l02M0L024P00000,0*5E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signal-status" xlink:type="simple">https://www.e-navigation.nl/content/signal-status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1" calcext:value-type="float">
            <text:p>41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signal-station" xlink:type="simple">https://www.e-navigation.nl/content/signal-station</text:a></text:p>
          </table:table-cell>
          <table:table-cell table:style-name="ce30" office:value-type="string" calcext:value-type="string">
            <text:p>!AIVDM,1,1,,A,802UCkPj:@6l1u8R044R&lt;AsvTP00,0*4B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geographic-notice-0" xlink:type="simple">https://www.e-navigation.nl/content/geographic-notice-0</text:a></text:p>
          </table:table-cell>
          <table:table-cell table:style-name="ce30" office:value-type="string" calcext:value-type="string">
            <text:p>!AIVDM,1,1,,A,802UCkPj:P00mDFh2MWH04&lt;V3Ajp39P00000,0*3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isrs-text-message" xlink:type="simple">https://www.e-navigation.nl/content/isrs-text-message</text:a></text:p>
          </table:table-cell>
          <table:table-cell table:style-name="ce30" office:value-type="string" calcext:value-type="string">
            <text:p>!AIVDM,2,1,1,A,802UCkPj;06l11333330?l8doS;Fs2oS3VsOb10tpu:<text:a xlink:href="mailto:10h5HT@h6u" xlink:type="simple">10h5HT@h6u</text:a>&lt;&lt;PTHI=,0*6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1,A,@TDHL4pNuHE=&lt;Dj0A85DLQB37S0&lt;l0,4*7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0" calcext:value-type="float">
            <text:p>200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30" office:value-type="string" calcext:value-type="string">
            <text:p>RIS (Inland Waterways)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asm/ais" xlink:type="simple">https://www.e-navigation.nl/asm/ais</text:a></text:p>
          </table:table-cell>
          <table:table-cell table:style-name="ce30" office:value-type="string" calcext:value-type="string">
            <text:p>!AIVDM,1,1,,A,839t5J0j=wt01wP00000000,2*5F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48" calcext:value-type="float">
            <text:p>48</text:p>
          </table:table-cell>
          <table:table-cell table:style-name="ce26"/>
          <table:table-cell table:style-name="ce30" office:value-type="string" calcext:value-type="string">
            <text:p>MID=Andorr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 office:value-type="string" calcext:value-type="string">
            <text:p>DAC not allocated</text:p>
          </table:table-cell>
          <table:table-cell table:style-name="ce30" office:value-type="string" calcext:value-type="string">
            <text:p>!AIVDM,1,1,,A,83aFfgPjd&lt;2dtf=L&gt;B9Po?aE0000,0*3D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3" calcext:value-type="float">
            <text:p>203</text:p>
          </table:table-cell>
          <table:table-cell table:style-name="ce26" office:value-type="float" office:value="20" calcext:value-type="float">
            <text:p>20</text:p>
          </table:table-cell>
          <table:table-cell table:style-name="ce26"/>
          <table:table-cell table:style-name="ce30" office:value-type="string" calcext:value-type="string">
            <text:p>Austri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Austria test/experimental message</text:p>
          </table:table-cell>
          <table:table-cell table:style-name="ce30" office:value-type="string" calcext:value-type="string">
            <text:p>!AIVDM,1,1,,A,8&gt;<text:a xlink:href="mailto:j4kp@jm0A9VW" xlink:type="simple">j4kp@jm0A9VW</text:a>&gt;0St?b?pOI01u3,0*11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Germany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forward-vessel-position-information-server-vpi" xlink:type="simple">https://www.e-navigation.nl/content/forward-vessel-position-information-server-vpi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9" calcext:value-type="float">
            <text:p>219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Denmark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intended-route" xlink:type="simple">https://www.e-navigation.nl/content/intended-rout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9" calcext:value-type="float">
            <text:p>219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0" office:value-type="string" calcext:value-type="string">
            <text:p>Denmark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actical-voyageplan-broadcast-extended" xlink:type="simple">https://www.e-navigation.nl/content/tactical-voyageplan-broadcast-extende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4" calcext:value-type="float">
            <text:p>224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30" office:value-type="string" calcext:value-type="string">
            <text:p>Spain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nvelopevolume" xlink:type="simple">https://www.e-navigation.nl/content/envelopevolum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5" calcext:value-type="float">
            <text:p>265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Sweden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route-message-0" xlink:type="simple">https://www.e-navigation.nl/content/route-message-0</text:a></text:p>
          </table:table-cell>
          <table:table-cell table:style-name="ce30" office:value-type="string" calcext:value-type="string">
            <text:p>!AIVDM,2,1,5,A,84``gm12@@0R6b5RCRH01@u=EteiCP053tTIP0?m00:?rCrwwf800wud0F,0*5F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5,A,B00007dVFod4P0,4*49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5" calcext:value-type="float">
            <text:p>265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office:value-type="string" calcext:value-type="string">
            <text:p>Sweden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oute-message-1" xlink:type="simple">https://www.e-navigation.nl/content/route-message-1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5" calcext:value-type="float">
            <text:p>265</text:p>
          </table:table-cell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30" office:value-type="string" calcext:value-type="string">
            <text:p>Sweden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route-message" xlink:type="simple">https://www.e-navigation.nl/content/route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291" calcext:value-type="float">
            <text:p>291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MID=Canada</text:p>
          </table:table-cell>
          <table:table-cell table:style-name="ce24" table:number-columns-repeated="2"/>
          <table:table-cell table:style-name="ce32" office:value-type="string" calcext:value-type="string">
            <text:p>FID undocumented</text:p>
          </table:table-cell>
          <table:table-cell table:style-name="ce24" office:value-type="string" calcext:value-type="string">
            <text:p>!AIVDM,2,1,2,A,8000wQA?0000AkDp3@@i3kPC180TRA1iH=L;,0*6C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 office:value-type="string" calcext:value-type="string">
            <text:p>!AIVDM,2,2,2,A,8888880,2*26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nada</text:p>
          </table:table-cell>
          <table:table-cell table:style-name="ce24" table:number-columns-repeated="2"/>
          <table:table-cell table:style-name="ce32" office:value-type="string" calcext:value-type="string">
            <text:p>https://www.e-navigation.nl/content/weather-station-message</text:p>
          </table:table-cell>
          <table:table-cell table:style-name="ce30" office:value-type="string" calcext:value-type="string">
            <text:p>!AIVDM,2,1,3,B,<text:a xlink:href="mailto:8030otA?0@6Va0PPP121IoCol54cd1" xlink:type="simple">8030otA?0@6Va0PPP121IoCol54cd1</text:a>?wuTwwis3qTP2VaBPPP121IoCo,0*13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 office:value-type="string" calcext:value-type="string">
            <text:p>!AIVDM,2,2,3,B,l54cd2Uwp=wwis3iTP2Va&lt;PPP121IoCol54cd25wuEwwit3uTP0,2*73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Canada</text:p>
          </table:table-cell>
          <table:table-cell table:style-name="ce24" table:number-columns-repeated="2"/>
          <table:table-cell table:style-name="ce33" office:value-type="string" calcext:value-type="string">
            <text:p><text:a xlink:href="https://www.e-navigation.nl/content/wind-information-message" xlink:type="simple">https://www.e-navigation.nl/content/wind-information-message</text:a> </text:p>
          </table:table-cell>
          <table:table-cell table:style-name="ce30" office:value-type="string" calcext:value-type="string">
            <text:p>!AIVDM,3,1,7,A,8030ot1?0@:Vb0PPPPC&lt;2oURW5==KR=vh02Vb2PPPC&gt;&lt;&lt;oLGRU9PdRP:,0*41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3"/>
          <table:table-cell table:style-name="ce30" office:value-type="string" calcext:value-type="string">
            <text:p>!AIVDM,3,2,7,A,142Vb0PP=ilfnnslqTrw7P`3he2Vb0PPPP2jinsT64r6uSL@@e2Vb0PP,0*4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3"/>
          <table:table-cell table:style-name="ce30" office:value-type="string" calcext:value-type="string">
            <text:p>!AIVDM,3,3,7,A,PP2?loRRgU;l4Qqvh02Vb0PPPP2iinsn44sP3Rl=i40,2*4B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0" office:value-type="string" calcext:value-type="string">
            <text:p>Canad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3" office:value-type="string" calcext:value-type="string">
            <text:p><text:a xlink:href="https://www.e-navigation.nl/content/water-level-message" xlink:type="simple">https://www.e-navigation.nl/content/water-level-message</text:a> </text:p>
          </table:table-cell>
          <table:table-cell table:style-name="ce24" office:value-type="string" calcext:value-type="string">
            <text:p>!AIVDM,3,1,8,B,8030ot1?0@&gt;W&lt;dPPPP&lt;j&gt;nsphTtHBR:<text:a xlink:href="mailto:0@02W" xlink:type="simple">0@02W</text:a>&lt;dPPPP&lt;iCnsm&lt;4tPG2:8,0*2F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3"/>
          <table:table-cell table:style-name="ce30" office:value-type="string" calcext:value-type="string">
            <text:p>!AIVDM,3,2,8,B,@02W&lt;dPPPP&lt;<text:a xlink:href="mailto:jCnssG4tCk2P1@02W" xlink:type="simple">jCnssG4tCk2P1@02W</text:a>&lt;dPPPP&lt;i&gt;nskl4tSp1lE@02W&lt;dPP,0*5C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3"/>
          <table:table-cell table:style-name="ce30" office:value-type="string" calcext:value-type="string">
            <text:p>!AIVDM,3,3,8,B,P&lt;<text:a xlink:href="mailto:pC5nsT4r9d4?@02W" xlink:type="simple">pC5nsT4r9d4?@02W</text:a>&lt;dPPPP&lt;k&gt;nsuPTt6m2Om@00,2*1B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string" calcext:value-type="string">
            <text:p>Canada</text:p>
          </table:table-cell>
          <table:table-cell table:style-name="ce24" table:number-columns-repeated="2"/>
          <table:table-cell table:style-name="ce33" office:value-type="string" calcext:value-type="string">
            <text:p><text:a xlink:href="https://www.e-navigation.nl/content/water-flow-message-seaway" xlink:type="simple">https://www.e-navigation.nl/content/water-flow-message-seaway</text:a> 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nad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lockage-order-message-seaway" xlink:type="simple">https://www.e-navigation.nl/content/lockage-order-message-seaway</text:a></text:p>
          </table:table-cell>
          <table:table-cell table:style-name="ce30" office:value-type="string" calcext:value-type="string">
            <text:p>!AIVDM,2,1,7,,8h3Owj1?0P6U:eC&lt;CO&lt;hknsuq4t54P2222222220&lt;DhTp7BVp004hLtl60MD5,0*23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7,,8@T4qBbTP0HD@E84j0dUH4hTsBbg00,2*35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30" office:value-type="string" calcext:value-type="string">
            <text:p>Canada</text:p>
          </table:table-cell>
          <table:table-cell table:style-name="ce24" table:number-columns-repeated="2"/>
          <table:table-cell table:style-name="ce24" office:value-type="string" calcext:value-type="string">
            <text:p><text:a xlink:href="https://www.e-navigation.nl/content/estimated-lock-times-message-seaway" xlink:type="simple">https://www.e-navigation.nl/content/estimated-lock-times-message-seaway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6" calcext:value-type="float">
            <text:p>31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Canad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version-message-seaway" xlink:type="simple">https://www.e-navigation.nl/content/version-message-seaway</text:a></text:p>
          </table:table-cell>
          <table:table-cell table:style-name="ce30" office:value-type="string" calcext:value-type="string">
            <text:p>!AIVDM,1,1,,B,<text:a xlink:href="mailto:8030os1?80440@0" xlink:type="simple">8030os1?80440@0</text:a>,2*76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9" calcext:value-type="float">
            <text:p>329</text:p>
          </table:table-cell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30" office:value-type="string" calcext:value-type="string">
            <text:p>MID=Guadeloupe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 office:value-type="string" calcext:value-type="string">
            <text:p>DAC not allocated</text:p>
          </table:table-cell>
          <table:table-cell table:style-name="ce30" office:value-type="string" calcext:value-type="string">
            <text:p>!AIVDM,2,1,3,A,853&gt;JhABIu1K;9r=KDp1ma45uu&lt;<text:a xlink:href="mailto:%3DNLJcg7UWih@r17sJsP00JCIv" xlink:type="simple">=NLJcg7UWih@r17sJsP00JCIv</text:a>?hAv00ua,0*6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 office:value-type="string" calcext:value-type="string">
            <text:p>!AIVDM,2,2,3,A,OP000038PWsO09jNV&lt;Qv000000,4*5E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2"/>
          <table:table-cell table:style-name="ce32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sar-pattern-report-unencrypted" xlink:type="simple">https://www.e-navigation.nl/content/sar-pattern-report-unencrypte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rackline-report-unencrypted" xlink:type="simple">https://www.e-navigation.nl/content/trackline-report-unencrypte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9" calcext:value-type="float">
            <text:p>19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lock-status" xlink:type="simple">https://www.e-navigation.nl/content/lock-status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area-notice-1" xlink:type="simple">https://www.e-navigation.nl/content/area-notice-1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style-name="ce30" office:value-type="string" calcext:value-type="string">
            <text:p>United States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 office:value-type="string" calcext:value-type="string">
            <text:p>FID undocumented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environmental-message" xlink:type="simple">https://www.e-navigation.nl/content/environmental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waterways-management" xlink:type="simple">https://www.e-navigation.nl/content/waterways-managemen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30" office:value-type="string" calcext:value-type="string">
            <text:p>United States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FID undocumented Environmental (USA)</text:p>
          </table:table-cell>
          <table:table-cell table:style-name="ce30" office:value-type="string" calcext:value-type="string">
            <text:p>!AIVDM,2,1,7,A,<text:a xlink:href="mailto:81mg%3D5AKdgMRPDLK8olPiD@h" xlink:type="simple">81mg=5AKdgMRPDLK8olPiD@h</text:a>??hC&gt;f?LE3D39rU7cRLnS@SI7Qhk4@Frs9Ti,0*12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7,A,5bA5oa:&gt;<text:a xlink:href="mailto:mTU8pOHwJT@D87" xlink:type="simple">mTU8pOHwJT@D87</text:a>&lt;6?=:B@&lt;B@=kl,2*4F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5" calcext:value-type="float">
            <text:p>55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ext-message-payload-0" xlink:type="simple">https://www.e-navigation.nl/content/text-message-payload-0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6" calcext:value-type="float">
            <text:p>56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position-report-payload" xlink:type="simple">https://www.e-navigation.nl/content/position-report-payload</text:a></text:p>
          </table:table-cell>
          <table:table-cell table:style-name="ce33" office:value-type="string" calcext:value-type="string">
            <text:p>!AIVDM,1,1,,A,85PH6liKf6Q7K&lt;r9gds1gL&lt;QTaI;JIo2nl4dvMdmQehw06ElF7ba,0*49 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static-data-payload" xlink:type="simple">https://www.e-navigation.nl/content/static-data-payload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target-interest-toi" xlink:type="simple">https://www.e-navigation.nl/content/target-interest-toi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2" calcext:value-type="float">
            <text:p>22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testing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geographic-notice" xlink:type="simple">https://www.e-navigation.nl/content/geographic-notice</text:a></text:p>
          </table:table-cell>
          <table:table-cell table:style-name="ce30" office:value-type="string" calcext:value-type="string">
            <text:p>!AIVDM,2,1,2,A,<text:a xlink:href="mailto:8@2q0CAKmPP1hDJo0TT01J8PeIwwugP00000TBACS" xlink:type="simple">8@2q0CAKmPP1hDJo0TT01J8PeIwwugP00000TBACS</text:a>:;HRAtmS&lt;j0Tlb&gt;Wm;k,0*72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2,A,5I5be=H0UAi8bR=8;ac@000Ht0r@:i9h&lt;1:Ml0,0*3C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3" calcext:value-type="float">
            <text:p>23</text:p>
          </table:table-cell>
          <table:table-cell table:style-name="ce26"/>
          <table:table-cell table:style-name="ce30" office:value-type="string" calcext:value-type="string">
            <text:p>USACE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satellite-ship-weather" xlink:type="simple">https://www.e-navigation.nl/content/satellite-ship-weather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30" office:value-type="string" calcext:value-type="string">
            <text:p>USACE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satellite-ship-weather-small" xlink:type="simple">https://www.e-navigation.nl/content/satellite-ship-weather-small</text:a></text:p>
          </table:table-cell>
          <table:table-cell table:style-name="ce30" office:value-type="string" calcext:value-type="string">
            <text:p>!AIVDM,1,1,,A,<text:a xlink:href="mailto:85NBQD1Kn0lKO@t" xlink:type="simple">85NBQD1Kn0lKO@t</text:a>&lt;BtBfmh,4*65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30" office:value-type="string" calcext:value-type="string">
            <text:p>USACE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satellite-ship-weather-tiny" xlink:type="simple">https://www.e-navigation.nl/content/satellite-ship-weather-tiny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0" office:value-type="string" calcext:value-type="string">
            <text:p>USACE</text:p>
          </table:table-cell>
          <table:table-cell table:style-name="ce24" office:value-type="string" calcext:value-type="string">
            <text:p>draft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gps-jamming-and-spoofing-report" xlink:type="simple">https://www.e-navigation.nl/content/gps-jamming-and-spoofing-report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testing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linked-text" xlink:type="simple">https://www.e-navigation.nl/content/linked-text</text:a></text:p>
          </table:table-cell>
          <table:table-cell table:style-name="ce30" office:value-type="string" calcext:value-type="string">
            <text:p>!AIVDM,2,1,9,A,802q0CAKo@@1F86PC9D5P1DPmmejj&gt;PikielpGP9&gt;<text:a xlink:href="mailto:?@eB5" xlink:type="simple">?@eB5</text:a>&lt;1IP49CDB5CCP3,0*78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9,A,1&lt;&lt;CPD?Pqholnkjqph0,2*38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testing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<text:a xlink:href="https://www.e-navigation.nl/content/environmental-message-0" xlink:type="simple">https://www.e-navigation.nl/content/environmental-message-0</text:a></text:p>
          </table:table-cell>
          <table:table-cell table:style-name="ce30" office:value-type="string" calcext:value-type="string">
            <text:p>!AIVDM,1,1,,B,8&gt;k1oDAKpBLjs:21h:9Wmre0&lt;N00,0*02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7" calcext:value-type="float">
            <text:p>367</text:p>
          </table:table-cell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30" office:value-type="string" calcext:value-type="string">
            <text:p>USCG RDC</text:p>
          </table:table-cell>
          <table:table-cell table:style-name="ce24" office:value-type="string" calcext:value-type="string">
            <text:p>testing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waterways-management-message" xlink:type="simple">https://www.e-navigation.nl/content/waterways-management-message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96" calcext:value-type="float">
            <text:p>396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/>
          <table:table-cell table:style-name="ce30" office:value-type="string" calcext:value-type="string">
            <text:p>!AIVDM,2,1,7,A,83dWshuS08jpv@:Eq8&gt;nLJmJ1SWb2:l3?&lt;l3mT6N=83bp&lt;sq?qE0InHO&gt;P,0*06</text:p>
          </table:table-cell>
        </table:table-row>
        <table:table-row table:style-name="ro3">
          <table:table-cell table:style-name="ce24" table:number-columns-repeated="2"/>
          <table:table-cell table:style-name="ce26" table:number-columns-repeated="2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2,2,7,A,kaPtm=1W&gt;1nJF3&gt;CkWDP6@,4*70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2" calcext:value-type="float">
            <text:p>41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China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meteorological-information" xlink:type="simple">https://www.e-navigation.nl/content/meteorological-information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3" calcext:value-type="float">
            <text:p>41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0" office:value-type="string" calcext:value-type="string">
            <text:p>Chin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Fairway Closed (China)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3" calcext:value-type="float">
            <text:p>413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0" office:value-type="string" calcext:value-type="string">
            <text:p>China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Extended Ship Static (China)</text:p>
          </table:table-cell>
          <table:table-cell table:style-name="ce30" office:value-type="string" calcext:value-type="string">
            <text:p>!AIVDM,1,1,,A,<text:a xlink:href="mailto:869Gu9AW@a" xlink:type="simple">869Gu9AW@a</text:a>&gt;rCOJdVK=0P@84210P@8423h,4*0D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596" calcext:value-type="float">
            <text:p>596</text:p>
          </table:table-cell>
          <table:table-cell table:style-name="ce26" office:value-type="float" office:value="49" calcext:value-type="float">
            <text:p>49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!AIVDM,1,1,,B,853&gt;JhBE&lt;EubGRebn:jT&gt;<text:a xlink:href="mailto:gtAejLK0w4vRRdO13wTJnGLC80@1" xlink:type="simple">gtAejLK0w4vRRdO13wTJnGLC80@1</text:a>&gt;W&lt;OWrw000,2*12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696" calcext:value-type="float">
            <text:p>696</text:p>
          </table:table-cell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30" office:value-type="string" calcext:value-type="string">
            <text:p>MID unassigned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32"/>
          <table:table-cell table:style-name="ce30" office:value-type="string" calcext:value-type="string">
            <text:p>!AIVDM,1,1,,B,853&gt;JhBf&gt;uUS:SeC0QqnMpj7rJM75LJKs&lt;ePr12v:fUWwLbBakOCOP00000,2*16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710" calcext:value-type="float">
            <text:p>710</text:p>
          </table:table-cell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30" office:value-type="string" calcext:value-type="string">
            <text:p>Brazil/PETROBRAS </text:p>
          </table:table-cell>
          <table:table-cell table:style-name="ce24"/>
          <table:table-cell table:style-name="ce24" office:value-type="string" calcext:value-type="string">
            <text:p>N/A</text:p>
          </table:table-cell>
          <table:table-cell table:style-name="ce24" office:value-type="string" calcext:value-type="string">
            <text:p><text:a xlink:href="https://www.e-navigation.nl/content/offshore-unit-dimensions" xlink:type="simple">https://www.e-navigation.nl/content/offshore-unit-dimensions</text:a></text:p>
          </table:table-cell>
          <table:table-cell table:style-name="ce30" office:value-type="string" calcext:value-type="string">
            <text:p>N/A</text:p>
          </table:table-cell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4" office:value-type="float" office:value="755" calcext:value-type="float">
            <text:p>755</text:p>
          </table:table-cell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30"/>
          <table:table-cell table:style-name="ce24" table:number-columns-repeated="3"/>
          <table:table-cell table:style-name="ce30" office:value-type="string" calcext:value-type="string">
            <text:p>!AIVDM,1,1,,B,8i2r`;Btrpk:58a34`8,1*38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0" office:value-type="string" calcext:value-type="string">
            <text:p>ITU-R.M.1371-5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text-using-6-bit-ascii-1" xlink:type="simple">Text using 6-bit ASCII</text:a> </text:p>
          </table:table-cell>
          <table:table-cell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position-report-vessels" xlink:type="simple">Position Report for Vessels </text:a> </text:p>
          </table:table-cell>
          <table:table-cell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static-data-report-vessels-and-aircraft" xlink:type="simple">Static Data Report for Vessels and Aircraft </text:a> </text:p>
          </table:table-cell>
          <table:table-cell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" calcext:value-type="float">
            <text:p>2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addressed-message-acknowledgement" xlink:type="simple">Addressed Message Acknowledgement </text:a> </text:p>
          </table:table-cell>
          <table:table-cell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" calcext:value-type="float">
            <text:p>3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position-report-aircraft" xlink:type="simple">Position Report for Aircraft</text:a> </text:p>
          </table:table-cell>
          <table:table-cell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9" calcext:value-type="float">
            <text:p>9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encrypted-message-acknowledgement" xlink:type="simple">Encrypted Message Acknowledgement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0" office:value-type="string" calcext:value-type="string">
            <text:p>ITU-R.M.1371-5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text-using-6-bit-ascii-2" xlink:type="simple">Text using 6-bit ASCII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text-message-addressed-or-broadcast" xlink:type="simple">Text Message, Addressed or Broadcast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target-interest-toi-addressed-or-broadcast" xlink:type="simple">Target of Interest (TOI), Addressed or Broadcast </text:a> </text:p>
          </table:table-cell>
          <table:table-cell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" calcext:value-type="float">
            <text:p>2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expanding-square-sector-parallel-line-creeping-line-search-rescue-sar-pattern-or-circle" xlink:type="simple">Expanding Square, Sector, Parallel Line &amp; Creeping Line Search &amp; Rescue (SAR) Pattern or Circle, Overlay Option 1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" calcext:value-type="float">
            <text:p>3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deprecated </text:p>
          </table:table-cell>
          <table:table-cell/>
          <table:table-cell table:style-name="ce24" office:value-type="string" calcext:value-type="string">
            <text:p><text:a xlink:href="https://www.e-navigation.nl/content/track-line-search-pattern-route-or-polygon-overlay-option-2" xlink:type="simple">Track Line Search Pattern, Route or Polygon, Overlay Option 2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3" calcext:value-type="float">
            <text:p>13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sar-pattern-report-encrypted" xlink:type="simple">SAR Pattern Report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5" calcext:value-type="float">
            <text:p>15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trackline-report-encrypted" xlink:type="simple">Trackline Report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7" calcext:value-type="float">
            <text:p>17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text-message-encrypted" xlink:type="simple">Text Message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8" calcext:value-type="float">
            <text:p>18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target-interest-encrypted" xlink:type="simple">Target of Interest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19" calcext:value-type="float">
            <text:p>19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change-rsi-command-encrypted" xlink:type="simple">Change RSI Command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0" calcext:value-type="float">
            <text:p>20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change-rsi-response-encrypted" xlink:type="simple">Change RSI Response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1" calcext:value-type="float">
            <text:p>21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changeover-command-encrypted" xlink:type="simple">Changeover Command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2" calcext:value-type="float">
            <text:p>22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changeover-response-encrypted" xlink:type="simple">Changeover Response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3" calcext:value-type="float">
            <text:p>23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hello-encrypted" xlink:type="simple">Hello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4" calcext:value-type="float">
            <text:p>24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modify-key-command-encrypted" xlink:type="simple">Modify Key Command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5" calcext:value-type="float">
            <text:p>25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negative-acknowledgement-encrypted" xlink:type="simple">Negative Acknowledgement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6" calcext:value-type="float">
            <text:p>26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rekey-acknowledgement-encrypted" xlink:type="simple">Rekey Acknowledgement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7" calcext:value-type="float">
            <text:p>27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rekey-command-encrypted" xlink:type="simple">Rekey Command (encrypted) 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8" calcext:value-type="float">
            <text:p>28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warm-start-command" xlink:type="simple">Warm-Start Command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29" calcext:value-type="float">
            <text:p>29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zeroize-command-encrypted" xlink:type="simple">Zeroize Command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0" calcext:value-type="float">
            <text:p>30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zeroize-response-encrypted" xlink:type="simple">Zeroize Response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1" calcext:value-type="float">
            <text:p>31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delete-key-command-encrypted" xlink:type="simple">Delete Key Command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2" calcext:value-type="float">
            <text:p>32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delete-key-response-encrypted" xlink:type="simple">Delete Key Response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3" calcext:value-type="float">
            <text:p>33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registration-command-encrypted" xlink:type="simple">Registration Command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4" calcext:value-type="float">
            <text:p>34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registration-response-encrypted" xlink:type="simple">Registration Response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5" calcext:value-type="float">
            <text:p>35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unable-decrypt-response-encrypted" xlink:type="simple">Unable to Decrypt Response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6" calcext:value-type="float">
            <text:p>36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area-notice-encrypted" xlink:type="simple">Area Notice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7" calcext:value-type="float">
            <text:p>37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route-information-encrypted" xlink:type="simple">Route Information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8" calcext:value-type="float">
            <text:p>38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situation-report-sitrep-vessels-and-aircraft-encrypted" xlink:type="simple">Situation Report (SITREP) for Vessels and Aircraft (encrypted)</text:a> </text:p>
          </table:table-cell>
          <table:table-cell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39" calcext:value-type="float">
            <text:p>39</text:p>
          </table:table-cell>
          <table:table-cell table:style-name="ce28"/>
          <table:table-cell table:style-name="ce30" office:value-type="string" calcext:value-type="string">
            <text:p>USCG </text:p>
          </table:table-cell>
          <table:table-cell table:style-name="ce24" office:value-type="string" calcext:value-type="string">
            <text:p>in force </text:p>
          </table:table-cell>
          <table:table-cell/>
          <table:table-cell table:style-name="ce24" office:value-type="string" calcext:value-type="string">
            <text:p><text:a xlink:href="https://www.e-navigation.nl/content/static-data-report-encrypted" xlink:type="simple">Static Data Report (encrypted)</text:a> </text:p>
          </table:table-cell>
          <table:table-cell/>
        </table:table-row>
        <table:table-row table:style-name="ro3" table:number-rows-repeated="1048344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09:47:14.642667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3:53:32.452871706</meta:creation-date>
    <dc:date>2025-10-17T16:06:25.394000000</dc:date>
    <meta:editing-duration>P1DT4H7M5S</meta:editing-duration>
    <meta:editing-cycles>25</meta:editing-cycles>
    <meta:generator>LibreOffice/24.2.7.2$Linux_X86_64 LibreOffice_project/420$Build-2</meta:generator>
    <meta:document-statistic meta:table-count="1" meta:cell-count="1385" meta:object-count="0"/>
  </office:meta>
</office:document-meta>
</file>